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5.7pt"/>
    </style:style>
    <style:style style:name="co2" style:family="table-column">
      <style:table-column-properties fo:break-before="auto" style:column-width="85.8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009999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c8ffff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" table:style-name="ta1">
        <table:shapes>
          <draw:frame draw:z-index="0" draw:style-name="gr1" draw:text-style-name="P1" svg:width="453.2pt" svg:height="255.26pt" svg:x="237.94pt" svg:y="21.09pt">
            <loext:p draw:notify-on-update-of-ranges="out.A3:out.A14 out.B2:out.B2 out.B3:out.B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abela 1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Nº de Vértices</text:p>
          </table:table-cell>
          <table:table-cell table:style-name="ce2" office:value-type="string" calcext:value-type="string">
            <text:p>Nº de Caminho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320" calcext:value-type="float">
            <text:p>403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2880" calcext:value-type="float">
            <text:p>3628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28800" calcext:value-type="float">
            <text:p>36288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916800" calcext:value-type="float">
            <text:p>39916800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479001600" calcext:value-type="float">
            <text:p>479001600</text:p>
          </table:table-cell>
        </table:table-row>
      </table:table>
      <table:named-expressions/>
      <table:database-ranges>
        <table:database-range table:name="__Anonymous_Sheet_DB__0" table:target-range-address="out.B2:out.B1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 style:data-style-name="N2" text:time-value="23:23:30.6528095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8T01:12:02.717025078</dc:date>
    <meta:editing-duration>PT1H57M54S</meta:editing-duration>
    <meta:editing-cycles>7</meta:editing-cycles>
    <meta:generator>LibreOffice/5.1.6.2$Linux_X86_64 LibreOffice_project/10m0$Build-2</meta:generator>
    <meta:document-statistic meta:table-count="1" meta:cell-count="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13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scatter" chart:style-name="ch1">
        <chart:title svg:x="2.844cm" svg:y="0.316cm" chart:style-name="ch2">
          <text:p>Grafos  - Comparação de tempo de solução teórico</text:p>
        </chart:title>
        <chart:plot-area chart:style-name="ch3" table:cell-range-address="out.A3:out.B14 out.B2:out.B2" chart:data-source-has-labels="row" svg:x="3.28cm" svg:y="1.513cm" svg:width="9.734cm" svg:height="6.563cm">
          <chartooo:coordinate-region svg:x="5.383cm" svg:y="1.712cm" svg:width="7.444cm" svg:height="5.717cm"/>
          <chart:axis chart:dimension="x" chart:name="primary-x" chart:style-name="ch4">
            <chart:title svg:x="6.714cm" svg:y="8.256cm" chart:style-name="ch5">
              <text:p>número de vértices</text:p>
            </chart:title>
          </chart:axis>
          <chart:axis chart:dimension="y" chart:name="primary-y" chart:style-name="ch6">
            <chart:title svg:x="2.401cm" svg:y="6.373cm" chart:style-name="ch7">
              <text:p>número de caminhos</text:p>
            </chart:title>
            <chart:grid chart:style-name="ch8" chart:class="major"/>
          </chart:axis>
          <chart:series chart:style-name="ch9" chart:values-cell-range-address="out.B3:out.B14" chart:label-cell-address="out.B2:out.B2" chart:class="chart:scatter">
            <chart:domain table:cell-range-address="out.A3:out.A14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º de Caminhos</text:p>
                <draw:g>
                  <svg:desc>out.B2:out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out.A3:out.A14</svg:desc>
                </draw:g>
              </table:table-cell>
              <table:table-cell office:value-type="float" office:value="1">
                <text:p>1</text:p>
                <draw:g>
                  <svg:desc>out.B3:out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0320">
                <text:p>403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62880">
                <text:p>3628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628800">
                <text:p>36288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39916800">
                <text:p>399168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479001600">
                <text:p>4790016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